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1.4783in"/>
    </style:style>
    <style:style style:name="co14" style:family="table-column">
      <style:table-column-properties fo:break-before="auto" style:column-width="6.9429in"/>
    </style:style>
    <style:style style:name="co15" style:family="table-column">
      <style:table-column-properties fo:break-before="auto" style:column-width="1.7028in"/>
    </style:style>
    <style:style style:name="co16" style:family="table-column">
      <style:table-column-properties fo:break-before="auto" style:column-width="1.5736in"/>
    </style:style>
    <style:style style:name="co17" style:family="table-column">
      <style:table-column-properties fo:break-before="auto" style:column-width="1.089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3138in"/>
    </style:style>
    <style:style style:name="co20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transparent"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1" style:family="table-cell" style:parent-style-name="Default">
      <style:table-cell-properties fo:background-color="#ffa6a6"/>
    </style:style>
    <style:style style:name="ce62" style:family="table-cell" style:parent-style-name="Default">
      <style:table-cell-properties fo:background-color="#b4c7dc"/>
    </style:style>
    <style:style style:name="ce5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ackground-color="#000000"/>
    </style:style>
    <style:style style:name="ce64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67" style:family="table-cell" style:parent-style-name="Default">
      <style:table-cell-properties fo:background-color="#81d41a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fo:background-color="#bbe33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bbe33d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8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7" style:family="table-cell" style:parent-style-name="Default">
      <style:table-cell-properties fo:background-color="transparent" fo:wrap-option="wrap" style:vertical-align="top"/>
    </style:style>
    <style:style style:name="ce78" style:family="table-cell" style:parent-style-name="Default">
      <style:table-cell-properties fo:wrap-option="wrap" style:vertical-align="top"/>
    </style:style>
    <style:style style:name="ce112" style:family="table-cell" style:parent-style-name="Default" style:data-style-name="N100">
      <style:table-cell-properties fo:background-color="transparent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9"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rce Bolt</text:p>
          </table:table-cell>
          <table:table-cell table:style-name="ce14" office:value-type="string" calcext:value-type="string">
            <text:p>Basic</text:p>
          </table:table-cell>
          <table:table-cell table:style-name="ce6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Sigil</text:p>
          </table:table-cell>
          <table:table-cell table:style-name="ce14" office:value-type="string" calcext:value-type="string">
            <text:p>Basic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29" office:value-type="string" calcext:value-type="string">
            <text:p>Lowest HP</text:p>
          </table:table-cell>
          <table:table-cell office:value-type="float" office:value="3" calcext:value-type="float">
            <text:p>3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zen Lance</text:p>
          </table:table-cell>
          <table:table-cell table:style-name="ce14"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office:value-type="string" calcext:value-type="string">
            <text:p>Hits the left most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Fist</text:p>
          </table:table-cell>
          <table:table-cell table:style-name="ce14" office:value-type="string" calcext:value-type="string">
            <text:p>Common</text:p>
          </table:table-cell>
          <table:table-cell table:style-name="ce6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number-columns-repeated="2"/>
          <table:table-cell table:style-name="ce29" office:value-type="string" calcext:value-type="string">
            <text:p>+3 damage per card discarded this turn</text:p>
          </table:table-cell>
          <table:table-cell office:value-type="string" calcext:value-type="string">
            <text:p>2, 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ead Ball</text:p>
          </table:table-cell>
          <table:table-cell table:style-name="ce14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office:value-type="string" calcext:value-type="string">
            <text:p>Gain [E] next turn.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ightning Bolt</text:p>
          </table:table-cell>
          <table:table-cell table:style-name="ce14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Default" office:value-type="string" calcext:value-type="string">
            <text:p>Exhaust</text:p>
          </table:table-cell>
          <table:table-cell office:value-type="string" calcext:value-type="string">
            <text:p>4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 A</text:p>
          </table:table-cell>
          <table:table-cell table:number-columns-repeated="3"/>
          <table:table-cell office:value-type="string" calcext:value-type="string">
            <text:p>3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61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/>
          <table:table-cell table:style-name="ce29" office:value-type="string" calcext:value-type="string">
            <text:p>2 Weak</text:p>
          </table:table-cell>
          <table:table-cell office:value-type="string" calcext:value-type="string">
            <text:p>0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onic Agony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rapnel Sig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 A</text:p>
          </table:table-cell>
          <table:table-cell table:number-columns-repeated="2"/>
          <table:table-cell table:style-name="ce29"/>
          <table:table-cell office:value-type="string" calcext:value-type="string">
            <text:p>3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ale</text:p>
          </table:table-cell>
          <table:table-cell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, 0</text:p>
          </table:table-cell>
          <table:table-cell table:style-name="ce14"/>
          <table:table-cell table:style-name="ce62" office:value-type="string" calcext:value-type="string">
            <text:p>Clonish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one Daggers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its once per debuff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ong Note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1" office:value-type="string" calcext:value-type="string">
            <text:p>4 ringing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Vuln all</text:p>
          </table:table-cell>
          <table:table-cell office:value-type="string" calcext:value-type="string">
            <text:p>1 vuln</text:p>
          </table:table-cell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+4 block if hand is empty</text:p>
          </table:table-cell>
          <table:table-cell office:value-type="string" calcext:value-type="string">
            <text:p>2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 1</text:p>
          </table:table-cell>
          <table:table-cell/>
          <table:table-cell table:style-name="ce62"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 cycle button, exhaust</text:p>
          </table:table-cell>
          <table:table-cell office:value-type="string" calcext:value-type="string">
            <text:p>2 cycle butt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d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5" office:value-type="string" calcext:value-type="string">
            <text:p>2 Jinx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29" office:value-type="string" calcext:value-type="string">
            <text:p>Apply 1 weak, 1 vuln, 3 tmp str down, and 3 Poison</text:p>
          </table:table-cell>
          <table:table-cell office:value-type="string" calcext:value-type="string">
            <text:p>1, 1, 0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Elephant</text:p>
          </table:table-cell>
          <table:table-cell table:style-name="ce14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 A</text:p>
          </table:table-cell>
          <table:table-cell table:number-columns-repeated="2"/>
          <table:table-cell table:style-name="ce29" office:value-type="string" calcext:value-type="string">
            <text:p>Take 3 damage. <text:s/>Exhaust.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ep Freeze</text:p>
          </table:table-cell>
          <table:table-cell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table:style-name="ce29"/>
          <table:table-cell office:value-type="float" office:value="20" calcext:value-type="float">
            <text:p>20</text:p>
          </table:table-cell>
          <table:table-cell table:style-name="ce35" office:value-type="string" calcext:value-type="string">
            <text:p>-*</text:p>
          </table:table-cell>
          <table:table-cell/>
          <table:table-cell table:style-name="Default" office:value-type="string" calcext:value-type="string">
            <text:p>Draw one less card for 2 turn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string" calcext:value-type="string">
            <text:p>If this kills an enemy, draw a card and gain [E]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ire Cube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Fire)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enefits twice from Strength, Vigor, and Corrosion</text:p>
          </table:table-cell>
          <table:table-cell table:style-name="ce29" office:value-type="string" calcext:value-type="string">
            <text:p>Three ti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61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44" office:value-type="string" calcext:value-type="string">
            <text:p>1 Jinx per buff you have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ightning Blast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azor Ice</text:p>
          </table:table-cell>
          <table:table-cell table:style-name="ce14"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office:value-type="string" calcext:value-type="string">
            <text:p>Startup: <text:s/>Shuffle a copy into your draw pile</text:p>
          </table:table-cell>
          <table:table-cell office:value-type="string" calcext:value-type="string">
            <text:p>2 cop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9" office:value-type="string" calcext:value-type="string">
            <text:p>Exhaust a card. <text:s/>If it is a curse, deal damage 2 extra times.</text:p>
          </table:table-cell>
          <table:table-cell office:value-type="string" calcext:value-type="string">
            <text:p>2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ungry Sigi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string" calcext:value-type="string">
            <text:p>Random Enemy.</text:p>
          </table:table-cell>
          <table:table-cell table:style-name="ce86" office:value-type="float" office:value="3" calcext:value-type="float">
            <text:p>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ranslucent Sigil</text:p>
          </table:table-cell>
          <table:table-cell office:value-type="string" calcext:value-type="string">
            <text:p>Uncommon</text:p>
          </table:table-cell>
          <table:table-cell table:style-name="ce61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table:style-name="ce29" office:value-type="string" calcext:value-type="string">
            <text:p>5x2</text:p>
          </table:table-cell>
          <table:table-cell table:number-columns-repeated="2"/>
          <table:table-cell table:style-name="ce29" office:value-type="string" calcext:value-type="string">
            <text:p>Highest HP</text:p>
          </table:table-cell>
          <table:table-cell office:value-type="string" calcext:value-type="string">
            <text:p>2,0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ingling Sigil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number-columns-repeated="2"/>
          <table:table-cell table:style-name="ce29" office:value-type="string" calcext:value-type="string">
            <text:p>Lowest HP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plit Resonanc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string" calcext:value-type="string">
            <text:p>2x3</text:p>
          </table:table-cell>
          <table:table-cell table:number-columns-repeated="2"/>
          <table:table-cell table:style-name="ce57"/>
          <table:table-cell table:style-name="ce55" office:value-type="string" calcext:value-type="string">
            <text:p>2x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actical M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Activate. <text:s/>Put a card from your discard pile on top of your draw pile</text:p>
          </table:table-cell>
          <table:table-cell table:style-name="ce29" office:value-type="string" calcext:value-type="string">
            <text:p>0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ee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2 Orb slots. Activate: Spend [E] to channel a Swarm of Bees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aboo Ritua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4" office:value-type="string" calcext:value-type="string">
            <text:p>All enemies gain 2 jinx start of your tur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e first time you discard a sigil each turn, gain 1 energy and draw a card</text:p>
          </table:table-cell>
          <table:table-cell office:value-type="string" calcext:value-type="string">
            <text:p>1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hapeshift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 str +2 dex</text:p>
          </table:table-cell>
          <table:table-cell table:style-name="ce84"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solve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Whenever you discard a status, exhaust it and draw a card</text:p>
          </table:table-cell>
          <table:table-cell table:style-name="ce84" office:value-type="string" calcext:value-type="string">
            <text:p>innat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lentlessness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 table:style-name="ce84" office:value-type="string" calcext:value-type="string">
            <text:p>0 cost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Aqua Beam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Skill</text:p>
          </table:table-cell>
          <table:table-cell table:style-name="ce70" office:value-type="string" calcext:value-type="string">
            <text:p>X</text:p>
          </table:table-cell>
          <table:table-cell table:number-columns-repeated="4"/>
          <table:table-cell table:style-name="ce14" office:value-type="string" calcext:value-type="string">
            <text:p>Enemy loses HP equal to its frostbite X times</text:p>
          </table:table-cell>
          <table:table-cell table:style-name="ce84" office:value-type="string" calcext:value-type="string">
            <text:p>X+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pin to Win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d a copy of this card to your discard pile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ad Vibes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5 Jinx</text:p>
          </table:table-cell>
          <table:table-cell table:style-name="ce84" office:value-type="string" calcext:value-type="string">
            <text:p>2 Jinx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ergiz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3 Vigor</text:p>
          </table:table-cell>
          <table:table-cell table:style-name="ce84" office:value-type="string" calcext:value-type="string">
            <text:p>2 Vigor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arget Weakness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/>
          <table:table-cell table:style-name="ce57" office:value-type="string" calcext:value-type="string">
            <text:p>For 2 turns, enemy takes +50% damage if they have weak</text:p>
          </table:table-cell>
          <table:table-cell table:style-name="ce84" office:value-type="string" calcext:value-type="string">
            <text:p>3 turns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hill Wind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&amp;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56" office:value-type="string" calcext:value-type="string">
            <text:p>1 Weak</text:p>
          </table:table-cell>
          <table:table-cell table:style-name="ce70" office:value-type="string" calcext:value-type="string">
            <text:p>2 weak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oose 2 Exile Attack cards. They gain each other’s elements for the rest of combat.</text:p>
          </table:table-cell>
          <table:table-cell office:value-type="string" calcext:value-type="string">
            <text:p>All cards</text:p>
          </table:table-cell>
          <table:table-cell table:style-name="ce62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 Vuln, 5 Jinx.</text:p>
          </table:table-cell>
          <table:table-cell office:value-type="string" calcext:value-type="string">
            <text:p>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29" office:value-type="string" calcext:value-type="string">
            <text:p>All enemies. <text:s/>2 tmp str down and 2 tmp corrosion. <text:s/>Exha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onesk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+ &amp;</text:p>
          </table:table-cell>
          <table:table-cell table:number-columns-repeated="3"/>
          <table:table-cell office:value-type="string" calcext:value-type="string">
            <text:p>Reduce all damage by 3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Jettis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2"/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Retain. <text:s/>Discard your hand. <text:s/>Gain 3 Block for each card discarded</text:p>
          </table:table-cell>
          <table:table-cell table:style-name="ce5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14" office:value-type="string" calcext:value-type="string">
            <text:p>Vibrat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style-name="Default"/>
          <table:table-cell table:style-name="ce51" office:value-type="string" calcext:value-type="string">
            <text:p>ALL enemies 2 ringing. <text:s/>Gain 1 charge.</text:p>
          </table:table-cell>
          <table:table-cell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Hexed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29"/>
          <table:table-cell table:number-columns-repeated="3"/>
          <table:table-cell table:style-name="ce44" office:value-type="string" calcext:value-type="string">
            <text:p>3 Jinx ALL enemies</text:p>
          </table:table-cell>
          <table:table-cell table:style-name="ce35" office:value-type="string" calcext:value-type="string">
            <text:p>1</text:p>
          </table:table-cell>
          <table:table-cell/>
          <table:table-cell table:style-name="ce39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14" office:value-type="string" calcext:value-type="string">
            <text:p>Storm</text:p>
          </table:table-cell>
          <table:table-cell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n only target enemies with at least 6 debuffs</text:p>
          </table:table-cell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Defect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lapse</text:p>
          </table:table-cell>
          <table:table-cell table:style-name="ce14" office:value-type="string" calcext:value-type="string">
            <text:p>Rare</text:p>
          </table:table-cell>
          <table:table-cell table:style-name="ce61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 A</text:p>
          </table:table-cell>
          <table:table-cell table:number-columns-repeated="2"/>
          <table:table-cell office:value-type="string" calcext:value-type="string">
            <text:p>Gains 3 damage per enemy on the field</text:p>
          </table:table-cell>
          <table:table-cell office:value-type="string" calcext:value-type="string">
            <text:p>3, 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dow Whip</text:p>
          </table:table-cell>
          <table:table-cell table:style-name="ce14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4" office:value-type="string" calcext:value-type="string">
            <text:p>Apply 1 Jinx when striking this enemy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chanted Dagger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1" office:value-type="string" calcext:value-type="string">
            <text:p>12</text:p>
          </table:table-cell>
          <table:table-cell table:style-name="ce70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style-name="ce42" office:value-type="float" office:value="4" calcext:value-type="float">
            <text:p>4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rr Zerk</text:p>
          </table:table-cell>
          <table:table-cell table:style-name="ce27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31" office:value-type="string" calcext:value-type="string">
            <text:p>9x X</text:p>
          </table:table-cell>
          <table:table-cell table:style-name="ce70" table:number-columns-repeated="2"/>
          <table:table-cell table:style-name="ce57" office:value-type="string" calcext:value-type="string">
            <text:p>Exhaust</text:p>
          </table:table-cell>
          <table:table-cell table:style-name="ce42" office:value-type="float" office:value="3" calcext:value-type="float">
            <text:p>3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Default" table:number-columns-repeated="4"/>
          <table:table-cell table:style-name="ce65" office:value-type="string" calcext:value-type="string">
            <text:p>Every time you play a Sigil, 3 Jinx to ALL enemies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Once per turn, you may spend 1 energy to draw 2 cards (clicky)</text:p>
          </table:table-cell>
          <table:table-cell table:style-name="ce29" office:value-type="string" calcext:value-type="string">
            <text:p>innate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oustic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sonant cards are now AoE</text:p>
          </table:table-cell>
          <table:table-cell table:style-name="ce86" office:value-type="string" calcext:value-type="string">
            <text:p>1 cost</text:p>
          </table:table-cell>
          <table:table-cell table:style-name="ce70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ld Blooded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70" office:value-type="string" calcext:value-type="string">
            <text:p>Gain 3 block whenever you apply a debuff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Golem Form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98" office:value-type="string" calcext:value-type="string">
            <text:p>5 Metallicize. <text:s/>3 strength. <text:s/>2 artifact. <text:s/>Remove all debuffs</text:p>
          </table:table-cell>
          <table:table-cell table:style-name="ce70" office:value-type="string" calcext:value-type="string">
            <text:p>2, 1, 1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nvert</text:p>
          </table:table-cell>
          <table:table-cell table:style-name="ce36" office:value-type="string" calcext:value-type="string">
            <text:p>Rar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Default"/>
          <table:table-cell table:style-name="ce70" table:number-columns-repeated="3"/>
          <table:table-cell table:style-name="ce89" office:value-type="string" calcext:value-type="string">
            <text:p>Choose a card. <text:s/>Add it to your resonance. <text:s/>Exhaust.</text:p>
          </table:table-cell>
          <table:table-cell table:style-name="ce70" office:value-type="string" calcext:value-type="string">
            <text:p>No exhaust</text:p>
          </table:table-cell>
          <table:table-cell table:style-name="ce108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rget enters Wrath stance. <text:s/>Retain.</text:p>
          </table:table-cell>
          <table:table-cell office:value-type="string" calcext:value-type="string">
            <text:p>0 cost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e Bell To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85" office:value-type="string" calcext:value-type="string">
            <text:p>At the end of its turn, enemy gains ringing equal to 5 times your resonance. <text:s/>Exhaust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Cards cost 0 this turn but lose 1 hp whenever you play a card.</text:p>
          </table:table-cell>
          <table:table-cell table:style-name="Default" office:value-type="string" calcext:value-type="string">
            <text:p>0 cost</text:p>
          </table:table-cell>
          <table:table-cell table:style-name="ce52" office:value-type="string" calcext:value-type="string">
            <text:p>Was Sudden Spasms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pinning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For the rest of the turn, gain 3 block whenever you play a card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rumbling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ALL enemies take 2 extra damage from all sourc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Skill (acid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vuln, 2 corrosion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 str down, Exhaust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6 Poison, exhaust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office:value-type="string" calcext:value-type="string">
            <text:p>0 cost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 str down. <text:s/>Exhaust.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ow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 rare cards. <text:s/>Exhaust</text:p>
          </table:table-cell>
          <table:table-cell office:value-type="string" calcext:value-type="string">
            <text:p>1 of 4</text:p>
          </table:table-cell>
          <table:table-cell office:value-type="string" calcext:value-type="string">
            <text:p>Neow</text:p>
          </table:table-cell>
          <table:table-cell table:style-name="ce62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Deafening Chimes</text:p>
          </table:table-cell>
          <table:table-cell table:style-name="ce27" office:value-type="string" calcext:value-type="string">
            <text:p>Unique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6"/>
          <table:table-cell table:style-name="ce70" office:value-type="string" calcext:value-type="string">
            <text:p>1, 4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emental Conflux</text:p>
          </table:table-cell>
          <table:table-cell table:style-name="ce14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ustained Summon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/>
          <table:table-cell table:style-name="ce83" office:value-type="string" calcext:value-type="string">
            <text:p>9 damage pandas. <text:s/>Gain at start, shoot at end</text:p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Wrath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Curse</text:p>
          </table:table-cell>
          <table:table-cell table:style-name="ce70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29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ion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5"/>
          <table:table-cell table:number-columns-repeated="2"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t</text:p>
          </table:table-cell>
          <table:table-cell table:style-name="ce14" office:value-type="string" calcext:value-type="string">
            <text:p>Other</text:p>
          </table:table-cell>
          <table:table-cell table:style-name="ce14"/>
          <table:table-cell table:style-name="ce29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21"/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2" table:formula="of:=SUMIF([.D9:.D28];[.D109];[.M9:.M28])" office:value-type="float" office:value="4" calcext:value-type="float">
            <text:p>4</text:p>
          </table:table-cell>
          <table:table-cell table:style-name="ce24" table:formula="of:=SUMIF([.D31:.D64];[.D109];[.M31:.M64])" office:value-type="float" office:value="5" calcext:value-type="float">
            <text:p>5</text:p>
          </table:table-cell>
          <table:table-cell table:style-name="ce23" table:formula="of:=SUMIF([.D67:.D83];[.D109];[.M67:.M83])" office:value-type="float" office:value="3" calcext:value-type="float">
            <text:p>3</text:p>
          </table:table-cell>
          <table:table-cell table:style-name="ce23"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style-name="ce21"/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22" table:formula="of:=SUMIF([.D9:.D28];[.D110];[.M9:.M28])" office:value-type="float" office:value="12" calcext:value-type="float">
            <text:p>12</text:p>
          </table:table-cell>
          <table:table-cell table:style-name="ce23" table:formula="of:=SUMIF([.D31:.D64];[.D110];[.M31:.M64])" office:value-type="float" office:value="17" calcext:value-type="float">
            <text:p>17</text:p>
          </table:table-cell>
          <table:table-cell table:style-name="ce23" table:formula="of:=SUMIF([.D67:.D83];[.D110];[.M67:.M83])" office:value-type="float" office:value="4" calcext:value-type="float">
            <text:p>4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float" office:value="2" calcext:value-type="float">
            <text:p>2</text:p>
          </table:table-cell>
          <table:table-cell table:style-name="ce37" table:formula="of:=SUMIF([.D9:.D28];[.D111];[.M9:.M28])" office:value-type="float" office:value="2" calcext:value-type="float">
            <text:p>2</text:p>
          </table:table-cell>
          <table:table-cell table:style-name="ce43" table:formula="of:=SUMIF([.D31:.D64];[.D111];[.M31:.M64])" office:value-type="float" office:value="6" calcext:value-type="float">
            <text:p>6</text:p>
          </table:table-cell>
          <table:table-cell table:style-name="ce23" table:formula="of:=SUMIF([.D67:.D83];[.D111];[.M68:.M85])" office:value-type="float" office:value="4" calcext:value-type="float">
            <text:p>4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22" table:formula="of:=SUMIF([.D9:.D28];[.D112];[.M9:.M28])" office:value-type="float" office:value="0" calcext:value-type="float">
            <text:p>0</text:p>
          </table:table-cell>
          <table:table-cell table:style-name="ce24" table:formula="of:=SUMIF([.D31:.D64];[.D112];[.M31:.M64])" office:value-type="float" office:value="0" calcext:value-type="float">
            <text:p>0</text:p>
          </table:table-cell>
          <table:table-cell table:style-name="ce23" table:formula="of:=SUMIF([.D67:.D83];[.D112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22" table:formula="of:=SUMIF([.D9:.D28];[.D113];[.M10:.M29])" office:value-type="float" office:value="0" calcext:value-type="float">
            <text:p>0</text:p>
          </table:table-cell>
          <table:table-cell table:style-name="ce24" table:formula="of:=SUMIF([.D31:.D64];[.D113];[.M31:.M64])" office:value-type="float" office:value="0" calcext:value-type="float">
            <text:p>0</text:p>
          </table:table-cell>
          <table:table-cell table:style-name="ce23" table:formula="of:=SUMIF([.D68:.D84];[.D113];[.M69:.M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U</text:p>
          </table:table-cell>
          <table:table-cell table:style-name="ce23" table:formula="of:=SUMIF([.D9:.D28];[.D114];[.M9:.M28])" office:value-type="float" office:value="2" calcext:value-type="float">
            <text:p>2</text:p>
          </table:table-cell>
          <table:table-cell table:style-name="ce23" table:formula="of:=SUMIF([.D31:.D64];[.D114];[.M31:.M64])" office:value-type="float" office:value="5" calcext:value-type="float">
            <text:p>5</text:p>
          </table:table-cell>
          <table:table-cell table:style-name="ce23" table:formula="of:=SUMIF([.D67:.D83];[.D114];[.M70:.M87])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X</text:p>
          </table:table-cell>
          <table:table-cell table:style-name="ce23" table:formula="of:=SUMIF([.D9:.D28];[.D115];[.M9:.M28])" office:value-type="float" office:value="0" calcext:value-type="float">
            <text:p>0</text:p>
          </table:table-cell>
          <table:table-cell table:style-name="ce23" table:formula="of:=SUMIF([.D31:.D64];[.D115];[.M31:.M64])" office:value-type="float" office:value="1" calcext:value-type="float">
            <text:p>1</text:p>
          </table:table-cell>
          <table:table-cell table:style-name="ce23" table:formula="of:=SUMIF([.D67:.D83];[.D115];[.M70:.M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Total</text:p>
          </table:table-cell>
          <table:table-cell table:style-name="ce23" table:formula="of:=SUM([.E109:.E115])" office:value-type="float" office:value="20" calcext:value-type="float">
            <text:p>20</text:p>
          </table:table-cell>
          <table:table-cell table:style-name="ce23" table:formula="of:=SUM([.F109:.F115])" office:value-type="float" office:value="34" calcext:value-type="float">
            <text:p>34</text:p>
          </table:table-cell>
          <table:table-cell table:style-name="ce23" table:formula="of:=SUM([.G109:.G115])" office:value-type="float" office:value="17" calcext:value-type="float">
            <text:p>17</text:p>
          </table:table-cell>
          <table:table-cell table:style-name="ce23" table:formula="of:=SUM([.E116:.G116])" office:value-type="float" office:value="71" calcext:value-type="float">
            <text:p>71</text:p>
          </table:table-cell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style-name="ce57"/>
          <table:table-cell table:number-columns-repeated="5"/>
          <table:table-cell table:style-name="ce29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number-columns-repeated="6"/>
          <table:table-cell table:style-name="ce29" table:number-columns-repeated="4"/>
          <table:table-cell table:style-name="ce14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 table:number-rows-repeated="10484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3" table:default-cell-style-name="ce14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cklace of Shielding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6 block</text:p>
          </table:table-cell>
          <table:table-cell table:style-name="Default"/>
          <table:table-cell/>
        </table:table-row>
        <table:table-row table:style-name="ro1">
          <table:table-cell table:style-name="ce64" office:value-type="string" calcext:value-type="string">
            <text:p>Vest of Many Pockets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style-name="ce87" office:value-type="string" calcext:value-type="string">
            <text:p>Justicar mace thing</text:p>
          </table:table-cell>
          <table:table-cell/>
        </table:table-row>
        <table:table-row table:style-name="ro1">
          <table:table-cell table:style-name="ce64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87" office:value-type="string" calcext:value-type="string">
            <text:p>Change to Hermit hat</text:p>
          </table:table-cell>
          <table:table-cell/>
        </table:table-row>
        <table:table-row table:style-name="ro1">
          <table:table-cell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If you end your turn with an empty hand, gain 5 block</text:p>
          </table:table-cell>
          <table:table-cell table:style-name="ce29"/>
          <table:table-cell table:style-name="ce14"/>
        </table:table-row>
        <table:table-row table:style-name="ro1">
          <table:table-cell table:style-name="ce64" office:value-type="string" calcext:value-type="string">
            <text:p>Shiny Kazoo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The first time you gain resonance each combat, add a random resonant card to your hand</text:p>
          </table:table-cell>
          <table:table-cell table:style-name="ce87" office:value-type="string" calcext:value-type="string">
            <text:p>Bard lute thing</text:p>
          </table:table-cell>
          <table:table-cell/>
        </table:table-row>
        <table:table-row table:style-name="ro1">
          <table:table-cell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Whenever you play 3 attacks in one turn, 2 Jinx ALL enemies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Tuning Fork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the next resonant card you play cost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 Scales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gain 2 stones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Lightning and Dark cards deal +50% damage and exhaust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4" office:value-type="string" calcext:value-type="string">
            <text:p>Once per combat, turn block into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Your strikes become ice damage</text:p>
          </table:table-cell>
          <table:table-cell/>
          <table:table-cell table:style-name="ce14"/>
        </table:table-row>
        <table:table-row table:style-name="ro1">
          <table:table-cell table:style-name="ce64" office:value-type="string" calcext:value-type="string">
            <text:p>Mana Crystal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You can charge up to three times before playing a Force Attack</text:p>
          </table:table-cell>
          <table:table-cell table:style-name="ce64" office:value-type="string" calcext:value-type="string">
            <text:p>M10 core</text:p>
          </table:table-cell>
          <table:table-cell table:style-name="ce14"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Rare, UI</text:p>
          </table:table-cell>
          <table:table-cell table:style-name="ce14" office:value-type="string" calcext:value-type="string">
            <text:p>Once per combat, scry 4. <text:s/>Trigger any sigils discarded.</text:p>
          </table:table-cell>
          <table:table-cell table:style-name="Default"/>
          <table:table-cell table:style-name="ce14"/>
        </table:table-row>
        <table:table-row table:style-name="ro1">
          <table:table-cell table:style-name="ce64" office:value-type="string" calcext:value-type="string">
            <text:p>Heretic Brand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+1 energy. -20% max hp.</text:p>
          </table:table-cell>
          <table:table-cell table:style-name="ce64" office:value-type="string" calcext:value-type="string">
            <text:p>Was Mana Purifier</text:p>
          </table:table-cell>
          <table:table-cell table:style-name="ce64" office:value-type="string" calcext:value-type="string">
            <text:p>Add Shame instead?</text:p>
          </table:table-cell>
        </table:table-row>
        <table:table-row table:style-name="ro1">
          <table:table-cell office:value-type="string" calcext:value-type="string">
            <text:p>Tattered Cloak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Whenever you discard a card, add a Shiv into your hand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Gain 2 clumsy. <text:s/>At the start of combat gain 1 dex per curse in your deck</text:p>
          </table:table-cell>
          <table:table-cell table:style-name="Default"/>
          <table:table-cell table:style-name="ce14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</text:p>
          </table:table-cell>
          <table:table-cell table:style-name="ce14" office:value-type="string" calcext:value-type="string">
            <text:p>Once per combat, Gain 10 block and draw 3 cards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Ring of Whisper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ain Whispers. <text:s/>Gain 6 block whenever you draw a curse</text:p>
          </table:table-cell>
          <table:table-cell office:value-type="string" calcext:value-type="string">
            <text:p>Can Spawn if 2+ curses</text:p>
          </table:table-cell>
          <table:table-cell table:style-name="ce64" office:value-type="string" calcext:value-type="string">
            <text:p>Necrototem?</text:p>
          </table:table-cell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Void Bracelet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When you end your turn with no cards, gain 1 str and 1 dex</text:p>
          </table:table-cell>
          <table:table-cell table:style-name="ce64" office:value-type="string" calcext:value-type="string">
            <text:p>Vacant Goblet</text:p>
          </table:table-cell>
          <table:table-cell table:style-name="ce14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number-columns-repeated="3"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9"/>
          <table:table-cell/>
        </table:table-row>
      </table:table>
      <table:table table:name="Potions" table:style-name="ta1">
        <table:table-column table:style-name="co15" table:default-cell-style-name="ce14"/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Gain 5 Stoneskin</text:p>
          </table:table-cell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3 temp hp on hit</text:p>
          </table:table-cell>
          <table:table-cell table:number-columns-repeated="3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phoning Potion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8" table:default-cell-style-name="ce14"/>
        <table:table-column table:style-name="co3" table:default-cell-style-name="Default"/>
        <table:table-column table:style-name="co3" table:number-columns-repeated="4" table:default-cell-style-name="ce36"/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4" office:value-type="string" calcext:value-type="string">
            <text:p>Purify Relic</text:p>
          </table:table-cell>
          <table:table-cell table:style-name="ce77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77"/>
          <table:table-cell table:style-name="ce77" office:value-type="string" calcext:value-type="string">
            <text:p>Purify Self</text:p>
          </table:table-cell>
          <table:table-cell table:style-name="ce77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77"/>
          <table:table-cell table:style-name="ce14" office:value-type="string" calcext:value-type="string">
            <text:p>Act 1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77"/>
          <table:table-cell table:style-name="ce77"/>
          <table:covered-table-cell table:number-columns-repeated="4" table:style-name="ce77"/>
          <table:table-cell table:style-name="ce14" table:number-columns-repeated="2"/>
        </table:table-row>
        <table:table-row table:style-name="ro1">
          <table:table-cell table:number-columns-repeated="2"/>
          <table:covered-table-cell table:number-columns-repeated="4" table:style-name="ce78"/>
          <table:table-cell table:style-name="ce78"/>
          <table:covered-table-cell table:number-columns-repeated="4" table:style-name="ce78"/>
          <table:table-cell/>
          <table:table-cell table:style-name="ce14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27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27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4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112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4" office:value-type="string" calcext:value-type="string">
            <text:p>Buy essence</text:p>
          </table:table-cell>
          <table:table-cell table:style-name="ce108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108"/>
          <table:table-cell table:style-name="ce108" office:value-type="string" calcext:value-type="string">
            <text:p>Enchant Sigil</text:p>
          </table:table-cell>
          <table:table-cell table:style-name="ce98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108"/>
          <table:covered-table-cell table:style-name="ce14"/>
          <table:table-cell table:style-name="ce14" office:value-type="string" calcext:value-type="string">
            <text:p>Act 2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108"/>
          <table:covered-table-cell table:style-name="ce14"/>
          <table:table-cell table:style-name="ce14" table:number-columns-repeated="2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98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70"/>
          <table:table-cell table:style-name="ce70" table:number-columns-repeated="4"/>
          <table:table-cell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J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3:32:49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09-26T04:19:23.882000000</dc:date>
    <meta:editing-duration>P28DT3H16M58S</meta:editing-duration>
    <meta:editing-cycles>8513</meta:editing-cycles>
    <meta:document-statistic meta:table-count="4" meta:cell-count="955" meta:object-count="0"/>
  </office:meta>
</office:document-meta>
</file>